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44f7" style:font-size-asian="10pt" style:font-style-asian="italic" style:font-size-complex="10pt" style:font-style-complex="italic"/>
    </style:style>
    <style:style style:name="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44f7" style:font-style-asian="italic" style:font-style-complex="italic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officeooo:rsid="000ec126" officeooo:paragraph-rsid="000ec126" style:font-size-asian="14pt" style:font-weight-asian="normal" style:font-size-complex="14pt" style:font-weight-complex="normal"/>
    </style:style>
    <style:style style:name="P6" style:family="paragraph" style:parent-style-name="Standard">
      <style:text-properties fo:language="es" fo:country="ES" officeooo:rsid="00168832" officeooo:paragraph-rsid="00168832"/>
    </style:style>
    <style:style style:name="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language="es" fo:country="ES" officeooo:rsid="001902fe" officeooo:paragraph-rsid="001902fe"/>
    </style:style>
    <style:style style:name="P9" style:family="paragraph" style:parent-style-name="Standard">
      <style:text-properties fo:language="es" fo:country="ES" officeooo:rsid="00197a6a" officeooo:paragraph-rsid="00197a6a"/>
    </style:style>
    <style:style style:name="T1" style:family="text">
      <style:text-properties officeooo:rsid="000e68d9"/>
    </style:style>
    <style:style style:name="T2" style:family="text">
      <style:text-properties fo:font-variant="normal" fo:text-transform="none" fo:color="#333333" style:font-name="Georgia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officeooo:rsid="000861d4"/>
    </style:style>
    <style:style style:name="T6" style:family="text">
      <style:text-properties officeooo:rsid="00168832"/>
    </style:style>
    <style:style style:name="T7" style:family="text">
      <style:text-properties officeooo:rsid="001902fe"/>
    </style:style>
    <style:style style:name="T8" style:family="text">
      <style:text-properties officeooo:rsid="00197a6a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aderno <text:span text:style-name="T5">@seguriactiva de e</text:span>jercicios Menores <text:span text:style-name="T5">en La Red</text:span></text:p>
      <text:p text:style-name="P4"/>
      <text:p text:style-name="P5"><text:span text:style-name="T7">COPIAS DE SEGURIDAD</text:span> – <text:span text:style-name="T6">APUNTES DEL PROFESOR</text:span></text:p>
      <text:p text:style-name="P8">Desde niños debemos educar en la importancia de tener ordenados, bien clasificados y a buen recaudo todos los archivos que vemos generando con el tiempo: trabajos de clase, fotos, documentos importantes que nos hemos descargado de Internet, etc.</text:p>
      <text:p text:style-name="P8">Hay gran cantidad de <text:span text:style-name="T8">casos en los que niños, mayores e incluso profesionales han perdido documentos de gran valor y horas y horas de trabajo debido a que no tienen ni la mínima conciencia de la importancia de las copias de seguridad de sus datos.</text:span></text:p>
      <text:p text:style-name="P9">Existen soportes de almacenamiento externo y en la nube que debemos aprender a manejar de forma regular y ordenada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44f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44f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7-01-10T13:14:11.612497856</dc:date>
    <dc:creator>Juan Romero</dc:creator>
    <meta:editing-duration>PT4H9M41S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1" meta:paragraph-count="8" meta:word-count="134" meta:character-count="928" meta:non-whitespace-character-count="797"/>
  </office:meta>
</office:document-meta>
</file>